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da3" officeooo:paragraph-rsid="00000d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5:49:48.798159618</meta:creation-date>
    <dc:date>2022-04-23T15:50:11.872014287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